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triUpper_saida_mul_matrix-O0" table:style-name="ta1">
        <table:shapes>
          <draw:frame draw:z-index="0" draw:style-name="gr1" draw:text-style-name="P1" svg:width="160.11mm" svg:height="90.04mm" svg:x="153.5mm" svg:y="8.77mm">
            <draw:object draw:notify-on-update-of-ranges="'Exercicio_2triUpper_saida_mul_matrix-O0'.B2:'Exercicio_2triUpper_saida_mul_matrix-O0'.B10 'Exercicio_2triUpper_saida_mul_matrix-O0'.C1:'Exercicio_2triUpper_saida_mul_matrix-O0'.C1 'Exercicio_2triUpper_saida_mul_matrix-O0'.C2:'Exercicio_2triUpper_saida_mul_matrix-O0'.C10 'Exercicio_2triUpper_saida_mul_matrix-O0'.D1:'Exercicio_2triUpper_saida_mul_matrix-O0'.D1 'Exercicio_2triUpper_saida_mul_matrix-O0'.D2:'Exercicio_2triUpper_saida_mul_matrix-O0'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1mm" svg:height="90.04mm" svg:x="151.3mm" svg:y="105.98mm">
            <draw:object draw:notify-on-update-of-ranges="'Exercicio_2triUpper_saida_mul_matrix-O0'.B14:'Exercicio_2triUpper_saida_mul_matrix-O0'.B22 'Exercicio_2triUpper_saida_mul_matrix-O0'.C13:'Exercicio_2triUpper_saida_mul_matrix-O0'.C13 'Exercicio_2triUpper_saida_mul_matrix-O0'.C14:'Exercicio_2triUpper_saida_mul_matrix-O0'.C22 'Exercicio_2triUpper_saida_mul_matrix-O0'.D13:'Exercicio_2triUpper_saida_mul_matrix-O0'.D13 'Exercicio_2triUpper_saida_mul_matrix-O0'.D14:'Exercicio_2triUpper_saida_mul_matrix-O0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0055" calcext:value-type="float">
            <text:p>7,0055</text:p>
          </table:table-cell>
          <table:table-cell office:value-type="float" office:value="7.8481" calcext:value-type="float">
            <text:p>7,84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7.0055" calcext:value-type="float">
            <text:p>7,0055</text:p>
          </table:table-cell>
          <table:table-cell office:value-type="float" office:value="7.3106" calcext:value-type="float">
            <text:p>7,31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.0055" calcext:value-type="float">
            <text:p>7,0055</text:p>
          </table:table-cell>
          <table:table-cell office:value-type="float" office:value="7.1002" calcext:value-type="float">
            <text:p>7,10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7.0055" calcext:value-type="float">
            <text:p>7,0055</text:p>
          </table:table-cell>
          <table:table-cell office:value-type="float" office:value="7.0465" calcext:value-type="float">
            <text:p>7,0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7.0055" calcext:value-type="float">
            <text:p>7,0055</text:p>
          </table:table-cell>
          <table:table-cell office:value-type="float" office:value="7.4759" calcext:value-type="float">
            <text:p>7,47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7.0055" calcext:value-type="float">
            <text:p>7,0055</text:p>
          </table:table-cell>
          <table:table-cell office:value-type="float" office:value="7.6528" calcext:value-type="float">
            <text:p>7,65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7.0055" calcext:value-type="float">
            <text:p>7,0055</text:p>
          </table:table-cell>
          <table:table-cell office:value-type="float" office:value="8.2767" calcext:value-type="float">
            <text:p>8,27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7.0055" calcext:value-type="float">
            <text:p>7,0055</text:p>
          </table:table-cell>
          <table:table-cell office:value-type="float" office:value="9.1373" calcext:value-type="float">
            <text:p>9,1373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7.0055" calcext:value-type="float">
            <text:p>7,0055</text:p>
          </table:table-cell>
          <table:table-cell office:value-type="float" office:value="12.3462" calcext:value-type="float">
            <text:p>12,346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4872" calcext:value-type="float">
            <text:p>1,48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1775" calcext:value-type="float">
            <text:p>1,17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3006" calcext:value-type="float">
            <text:p>1,30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1741" calcext:value-type="float">
            <text:p>1,17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4198" calcext:value-type="float">
            <text:p>1,41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3613" calcext:value-type="float">
            <text:p>1,36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3971" calcext:value-type="float">
            <text:p>1,39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.0773" calcext:value-type="float">
            <text:p>3,0773</text:p>
          </table:table-cell>
          <table:table-cell office:value-type="float" office:value="1.5689" calcext:value-type="float">
            <text:p>1,568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.0773" calcext:value-type="float">
            <text:p>3,0773</text:p>
          </table:table-cell>
          <table:table-cell office:value-type="float" office:value="3.3431" calcext:value-type="float">
            <text:p>3,3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23:14:10.770423623</dc:date>
    <meta:editing-duration>PT4M30S</meta:editing-duration>
    <meta:editing-cycles>1</meta:editing-cycles>
    <meta:document-statistic meta:table-count="1" meta:cell-count="8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title svg:x="5.158cm" svg:y="0.316cm" chart:style-name="ch2">
          <text:p>Multiplicação Direta x Bloco</text:p>
        </chart:title>
        <chart:subtitle svg:x="5.263cm" svg:y="1.275cm" chart:style-name="ch3">
          <text:p>Sem otimização do Compilador</text:p>
        </chart:subtitle>
        <chart:legend chart:legend-position="end" svg:x="13.371cm" svg:y="3.954cm" style:legend-expansion="high" chart:style-name="ch4"/>
        <chart:plot-area chart:style-name="ch5" table:cell-range-address="'Exercicio_2triUpper_saida_mul_matrix-O0'.B1:'Exercicio_2triUpper_saida_mul_matrix-O0'.D10" chart:data-source-has-labels="both" svg:x="1.331cm" svg:y="2.138cm" svg:width="11.72cm" svg:height="5.706cm">
          <chartooo:coordinate-region svg:x="1.767cm" svg:y="2.337cm" svg:width="10.727cm" svg:height="4.86cm"/>
          <chart:axis chart:dimension="x" chart:name="primary-x" chart:style-name="ch6" chartooo:axis-type="auto">
            <chartooo:date-scale/>
            <chart:title svg:x="6.446cm" svg:y="8.024cm" chart:style-name="ch7">
              <text:p>Blocksize</text:p>
            </chart:title>
            <chart:categories table:cell-range-address="'Exercicio_2triUpper_saida_mul_matrix-O0'.B2:'Exercicio_2triUpper_saida_mul_matrix-O0'.B10"/>
            <chart:grid chart:style-name="ch8" chart:class="major"/>
          </chart:axis>
          <chart:axis chart:dimension="y" chart:name="primary-y" chart:style-name="ch6">
            <chart:title svg:x="0.451cm" svg:y="5.961cm" chart:style-name="ch9">
              <text:p>Tempo em S</text:p>
            </chart:title>
            <chart:grid chart:style-name="ch8" chart:class="major"/>
          </chart:axis>
          <chart:series chart:style-name="ch10" chart:values-cell-range-address="'Exercicio_2triUpper_saida_mul_matrix-O0'.C2:'Exercicio_2triUpper_saida_mul_matrix-O0'.C10" chart:label-cell-address="'Exercicio_2triUpper_saida_mul_matrix-O0'.C1:'Exercicio_2triUpper_saida_mul_matrix-O0'.C1" chart:class="chart:line">
            <chart:data-point chart:repeated="9"/>
          </chart:series>
          <chart:series chart:style-name="ch11" chart:values-cell-range-address="'Exercicio_2triUpper_saida_mul_matrix-O0'.D2:'Exercicio_2triUpper_saida_mul_matrix-O0'.D10" chart:label-cell-address="'Exercicio_2triUpper_saida_mul_matrix-O0'.D1:'Exercicio_2triUpper_saida_mul_matrix-O0'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triUpper_saida_mul_matrix-O0'.C1:'Exercicio_2triUpper_saida_mul_matrix-O0'.C1</svg:desc>
                </draw:g>
              </table:table-cell>
              <table:table-cell office:value-type="string">
                <text:p> Bloco</text:p>
                <draw:g>
                  <svg:desc>'Exercicio_2triUpper_saida_mul_matrix-O0'.D1:'Exercicio_2triUpper_saida_mul_matrix-O0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triUpper_saida_mul_matrix-O0'.B2:'Exercicio_2triUpper_saida_mul_matrix-O0'.B10</svg:desc>
                </draw:g>
              </table:table-cell>
              <table:table-cell office:value-type="float" office:value="7.0055">
                <text:p>7.0055</text:p>
                <draw:g>
                  <svg:desc>'Exercicio_2triUpper_saida_mul_matrix-O0'.C2:'Exercicio_2triUpper_saida_mul_matrix-O0'.C10</svg:desc>
                </draw:g>
              </table:table-cell>
              <table:table-cell office:value-type="float" office:value="7.8481">
                <text:p>7.8481</text:p>
                <draw:g>
                  <svg:desc>'Exercicio_2triUpper_saida_mul_matrix-O0'.D2:'Exercicio_2triUpper_saida_mul_matrix-O0'.D1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0055">
                <text:p>7.0055</text:p>
              </table:table-cell>
              <table:table-cell office:value-type="float" office:value="7.3106">
                <text:p>7.31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0055">
                <text:p>7.0055</text:p>
              </table:table-cell>
              <table:table-cell office:value-type="float" office:value="7.1002">
                <text:p>7.10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0055">
                <text:p>7.0055</text:p>
              </table:table-cell>
              <table:table-cell office:value-type="float" office:value="7.0465">
                <text:p>7.04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0055">
                <text:p>7.0055</text:p>
              </table:table-cell>
              <table:table-cell office:value-type="float" office:value="7.4759">
                <text:p>7.4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.0055">
                <text:p>7.0055</text:p>
              </table:table-cell>
              <table:table-cell office:value-type="float" office:value="7.6528">
                <text:p>7.65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.0055">
                <text:p>7.0055</text:p>
              </table:table-cell>
              <table:table-cell office:value-type="float" office:value="8.2767">
                <text:p>8.27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.0055">
                <text:p>7.0055</text:p>
              </table:table-cell>
              <table:table-cell office:value-type="float" office:value="9.1373">
                <text:p>9.137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0055">
                <text:p>7.0055</text:p>
              </table:table-cell>
              <table:table-cell office:value-type="float" office:value="12.3462">
                <text:p>12.3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title svg:x="5.158cm" svg:y="0.316cm" chart:style-name="ch2">
          <text:p>Multiplicação Direta x Bloco</text:p>
        </chart:title>
        <chart:subtitle svg:x="5.25cm" svg:y="1.275cm" chart:style-name="ch3">
          <text:p>Com otimização do Compilador</text:p>
        </chart:subtitle>
        <chart:legend chart:legend-position="end" svg:x="13.371cm" svg:y="3.954cm" style:legend-expansion="high" chart:style-name="ch4"/>
        <chart:plot-area chart:style-name="ch5" table:cell-range-address="'Exercicio_2triUpper_saida_mul_matrix-O0'.B13:'Exercicio_2triUpper_saida_mul_matrix-O0'.D22" chart:data-source-has-labels="both" svg:x="1.331cm" svg:y="2.138cm" svg:width="11.72cm" svg:height="5.706cm">
          <chartooo:coordinate-region svg:x="2.058cm" svg:y="2.337cm" svg:width="10.621cm" svg:height="4.86cm"/>
          <chart:axis chart:dimension="x" chart:name="primary-x" chart:style-name="ch6" chartooo:axis-type="auto">
            <chartooo:date-scale/>
            <chart:title svg:x="6.446cm" svg:y="8.024cm" chart:style-name="ch7">
              <text:p>Blocksize</text:p>
            </chart:title>
            <chart:categories table:cell-range-address="'Exercicio_2triUpper_saida_mul_matrix-O0'.B14:'Exercicio_2triUpper_saida_mul_matrix-O0'.B22"/>
            <chart:grid chart:style-name="ch8" chart:class="major"/>
          </chart:axis>
          <chart:axis chart:dimension="y" chart:name="primary-y" chart:style-name="ch6">
            <chart:title svg:x="0.451cm" svg:y="5.961cm" chart:style-name="ch9">
              <text:p>Tempo em S</text:p>
            </chart:title>
            <chart:grid chart:style-name="ch8" chart:class="major"/>
          </chart:axis>
          <chart:series chart:style-name="ch10" chart:values-cell-range-address="'Exercicio_2triUpper_saida_mul_matrix-O0'.C14:'Exercicio_2triUpper_saida_mul_matrix-O0'.C22" chart:label-cell-address="'Exercicio_2triUpper_saida_mul_matrix-O0'.C13:'Exercicio_2triUpper_saida_mul_matrix-O0'.C13" chart:class="chart:line">
            <chart:data-point chart:repeated="9"/>
          </chart:series>
          <chart:series chart:style-name="ch11" chart:values-cell-range-address="'Exercicio_2triUpper_saida_mul_matrix-O0'.D14:'Exercicio_2triUpper_saida_mul_matrix-O0'.D22" chart:label-cell-address="'Exercicio_2triUpper_saida_mul_matrix-O0'.D13:'Exercicio_2triUpper_saida_mul_matrix-O0'.D1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triUpper_saida_mul_matrix-O0'.C13:'Exercicio_2triUpper_saida_mul_matrix-O0'.C13</svg:desc>
                </draw:g>
              </table:table-cell>
              <table:table-cell office:value-type="string">
                <text:p> Bloco</text:p>
                <draw:g>
                  <svg:desc>'Exercicio_2triUpper_saida_mul_matrix-O0'.D13:'Exercicio_2triUpper_saida_mul_matrix-O0'.D1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triUpper_saida_mul_matrix-O0'.B14:'Exercicio_2triUpper_saida_mul_matrix-O0'.B22</svg:desc>
                </draw:g>
              </table:table-cell>
              <table:table-cell office:value-type="float" office:value="3.0773">
                <text:p>3.0773</text:p>
                <draw:g>
                  <svg:desc>'Exercicio_2triUpper_saida_mul_matrix-O0'.C14:'Exercicio_2triUpper_saida_mul_matrix-O0'.C22</svg:desc>
                </draw:g>
              </table:table-cell>
              <table:table-cell office:value-type="float" office:value="1.4872">
                <text:p>1.4872</text:p>
                <draw:g>
                  <svg:desc>'Exercicio_2triUpper_saida_mul_matrix-O0'.D14:'Exercicio_2triUpper_saida_mul_matrix-O0'.D2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773">
                <text:p>3.0773</text:p>
              </table:table-cell>
              <table:table-cell office:value-type="float" office:value="1.1775">
                <text:p>1.17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773">
                <text:p>3.0773</text:p>
              </table:table-cell>
              <table:table-cell office:value-type="float" office:value="1.3006">
                <text:p>1.30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773">
                <text:p>3.0773</text:p>
              </table:table-cell>
              <table:table-cell office:value-type="float" office:value="1.1741">
                <text:p>1.17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0773">
                <text:p>3.0773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73">
                <text:p>3.0773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0773">
                <text:p>3.0773</text:p>
              </table:table-cell>
              <table:table-cell office:value-type="float" office:value="1.3971">
                <text:p>1.397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0773">
                <text:p>3.0773</text:p>
              </table:table-cell>
              <table:table-cell office:value-type="float" office:value="1.5689">
                <text:p>1.568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0773">
                <text:p>3.0773</text:p>
              </table:table-cell>
              <table:table-cell office:value-type="float" office:value="3.3431">
                <text:p>3.3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